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le_ru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rts compa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ick S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3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5</text:p>
          </table:table-cell>
          <table:table-cell office:value-type="string" calcext:value-type="string">
            <text:p>Time 6</text:p>
          </table:table-cell>
          <table:table-cell office:value-type="string" calcext:value-type="string">
            <text:p>Time 7</text:p>
          </table:table-cell>
          <table:table-cell office:value-type="string" calcext:value-type="string">
            <text:p>Time 8</text:p>
          </table:table-cell>
          <table:table-cell office:value-type="string" calcext:value-type="string">
            <text:p>Time 9</text:p>
          </table:table-cell>
          <table:table-cell office:value-type="string" calcext:value-type="string">
            <text:p>Time 10</text:p>
          </table:table-cell>
          <table:table-cell office:value-type="string" calcext:value-type="string">
            <text:p>СРЗНАЧ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ОШИБКА в 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formula="of:=AVERAGE([.B4:.K4])" office:value-type="float" office:value="0.0000034" calcext:value-type="float">
            <text:p>3,4E-06</text:p>
          </table:table-cell>
          <table:table-cell table:formula="of:=SQRT(DEVSQ([.B4:.K4])/90)" office:value-type="float" office:value="0.000000305505046330389" calcext:value-type="float">
            <text:p>3,05505046330389E-07</text:p>
          </table:table-cell>
          <table:table-cell table:formula="of:=100*[.M4]/[.L4]" office:value-type="float" office:value="8.9854425391291" calcext:value-type="float">
            <text:p>8,98544253912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formula="of:=AVERAGE([.B5:.K5])" office:value-type="float" office:value="0.0000037" calcext:value-type="float">
            <text:p>3,7E-06</text:p>
          </table:table-cell>
          <table:table-cell table:formula="of:=SQRT(DEVSQ([.B5:.K5])/90)" office:value-type="float" office:value="0.000000152752523165195" calcext:value-type="float">
            <text:p>1,52752523165195E-07</text:p>
          </table:table-cell>
          <table:table-cell table:formula="of:=100*[.M5]/[.L5]" office:value-type="float" office:value="4.12844657203229" calcext:value-type="float">
            <text:p>4,128446572032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formula="of:=AVERAGE([.B6:.K6])" office:value-type="float" office:value="0.0000044" calcext:value-type="float">
            <text:p>4,4E-06</text:p>
          </table:table-cell>
          <table:table-cell table:formula="of:=SQRT(DEVSQ([.B6:.K6])/90)" office:value-type="float" office:value="0.000000163299316185545" calcext:value-type="float">
            <text:p>1,63299316185545E-07</text:p>
          </table:table-cell>
          <table:table-cell table:formula="of:=100*[.M6]/[.L6]" office:value-type="float" office:value="3.71134809512603" calcext:value-type="float">
            <text:p>3,711348095126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table:number-columns-repeated="5" office:value-type="float" office:value="0.000006" calcext:value-type="float">
            <text:p>6E-06</text:p>
          </table:table-cell>
          <table:table-cell table:number-columns-repeated="2" office:value-type="float" office:value="0.000005" calcext:value-type="float">
            <text:p>5E-06</text:p>
          </table:table-cell>
          <table:table-cell table:formula="of:=AVERAGE([.B7:.K7])" office:value-type="float" office:value="0.0000057" calcext:value-type="float">
            <text:p>5,7E-06</text:p>
          </table:table-cell>
          <table:table-cell table:formula="of:=SQRT(DEVSQ([.B7:.K7])/90)" office:value-type="float" office:value="0.000000152752523165195" calcext:value-type="float">
            <text:p>1,52752523165195E-07</text:p>
          </table:table-cell>
          <table:table-cell table:formula="of:=100*[.M7]/[.L7]" office:value-type="float" office:value="2.67986882745956" calcext:value-type="float">
            <text:p>2,679868827459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.000009" calcext:value-type="float">
            <text:p>9E-06</text:p>
          </table:table-cell>
          <table:table-cell office:value-type="float" office:value="0.000008" calcext:value-type="float">
            <text:p>8E-06</text:p>
          </table:table-cell>
          <table:table-cell table:number-columns-repeated="3" office:value-type="float" office:value="0.000009" calcext:value-type="float">
            <text:p>9E-06</text:p>
          </table:table-cell>
          <table:table-cell table:number-columns-repeated="2" office:value-type="float" office:value="0.000008" calcext:value-type="float">
            <text:p>8E-06</text:p>
          </table:table-cell>
          <table:table-cell office:value-type="float" office:value="0.000051" calcext:value-type="float">
            <text:p>5,1E-05</text:p>
          </table:table-cell>
          <table:table-cell table:formula="of:=AVERAGE([.B8:.K8])" office:value-type="float" office:value="0.0000129" calcext:value-type="float">
            <text:p>1,29E-05</text:p>
          </table:table-cell>
          <table:table-cell table:formula="of:=SQRT(DEVSQ([.B8:.K8])/90)" office:value-type="float" office:value="0.0000042359571921035" calcext:value-type="float">
            <text:p>4,2359571921035E-06</text:p>
          </table:table-cell>
          <table:table-cell table:formula="of:=100*[.M8]/[.L8]" office:value-type="float" office:value="32.8368774581666" calcext:value-type="float">
            <text:p>32,83687745816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6" calcext:value-type="float">
            <text:p>1,6E-05</text:p>
          </table:table-cell>
          <table:table-cell table:number-columns-repeated="3" office:value-type="float" office:value="0.000015" calcext:value-type="float">
            <text:p>1,5E-05</text:p>
          </table:table-cell>
          <table:table-cell office:value-type="float" office:value="0.000014" calcext:value-type="float">
            <text:p>1,4E-05</text:p>
          </table:table-cell>
          <table:table-cell table:number-columns-repeated="2" office:value-type="float" office:value="0.000015" calcext:value-type="float">
            <text:p>1,5E-05</text:p>
          </table:table-cell>
          <table:table-cell office:value-type="float" office:value="0.000014" calcext:value-type="float">
            <text:p>1,4E-05</text:p>
          </table:table-cell>
          <table:table-cell office:value-type="float" office:value="0.000016" calcext:value-type="float">
            <text:p>1,6E-05</text:p>
          </table:table-cell>
          <table:table-cell office:value-type="float" office:value="0.000015" calcext:value-type="float">
            <text:p>1,5E-05</text:p>
          </table:table-cell>
          <table:table-cell table:formula="of:=AVERAGE([.B9:.K9])" office:value-type="float" office:value="0.000015" calcext:value-type="float">
            <text:p>1,5E-05</text:p>
          </table:table-cell>
          <table:table-cell table:formula="of:=SQRT(DEVSQ([.B9:.K9])/90)" office:value-type="float" office:value="0.000000210818510677892" calcext:value-type="float">
            <text:p>2,10818510677892E-07</text:p>
          </table:table-cell>
          <table:table-cell table:formula="of:=100*[.M9]/[.L9]" office:value-type="float" office:value="1.40545673785261" calcext:value-type="float">
            <text:p>1,405456737852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 office:value-type="float" office:value="0.000029" calcext:value-type="float">
            <text:p>2,9E-05</text:p>
          </table:table-cell>
          <table:table-cell table:number-columns-repeated="2" office:value-type="float" office:value="0.000028" calcext:value-type="float">
            <text:p>2,8E-05</text:p>
          </table:table-cell>
          <table:table-cell table:number-columns-repeated="4" office:value-type="float" office:value="0.000029" calcext:value-type="float">
            <text:p>2,9E-05</text:p>
          </table:table-cell>
          <table:table-cell table:formula="of:=AVERAGE([.B10:.K10])" office:value-type="float" office:value="0.0000288" calcext:value-type="float">
            <text:p>2,88E-05</text:p>
          </table:table-cell>
          <table:table-cell table:formula="of:=SQRT(DEVSQ([.B10:.K10])/90)" office:value-type="float" office:value="0.000000133333333333333" calcext:value-type="float">
            <text:p>1,33333333333333E-07</text:p>
          </table:table-cell>
          <table:table-cell table:formula="of:=100*[.M10]/[.L10]" office:value-type="float" office:value="0.462962962962963" calcext:value-type="float">
            <text:p>0,4629629629629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59" calcext:value-type="float">
            <text:p>5,9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59" calcext:value-type="float">
            <text:p>5,9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59" calcext:value-type="float">
            <text:p>5,9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6" calcext:value-type="float">
            <text:p>6E-05</text:p>
          </table:table-cell>
          <table:table-cell table:formula="of:=AVERAGE([.B11:.K11])" office:value-type="float" office:value="0.0000602" calcext:value-type="float">
            <text:p>6,02E-05</text:p>
          </table:table-cell>
          <table:table-cell table:formula="of:=SQRT(DEVSQ([.B11:.K11])/90)" office:value-type="float" office:value="0.00000122746350930146" calcext:value-type="float">
            <text:p>1,22746350930146E-06</text:p>
          </table:table-cell>
          <table:table-cell table:formula="of:=100*[.M11]/[.L11]" office:value-type="float" office:value="2.0389759290722" calcext:value-type="float">
            <text:p>2,03897592907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127" calcext:value-type="float">
            <text:p>0,000127</text:p>
          </table:table-cell>
          <table:table-cell office:value-type="float" office:value="0.000126" calcext:value-type="float">
            <text:p>0,000126</text:p>
          </table:table-cell>
          <table:table-cell office:value-type="float" office:value="0.000127" calcext:value-type="float">
            <text:p>0,000127</text:p>
          </table:table-cell>
          <table:table-cell office:value-type="float" office:value="0.000125" calcext:value-type="float">
            <text:p>0,000125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126" calcext:value-type="float">
            <text:p>0,000126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125" calcext:value-type="float">
            <text:p>0,000125</text:p>
          </table:table-cell>
          <table:table-cell office:value-type="float" office:value="0.000124" calcext:value-type="float">
            <text:p>0,000124</text:p>
          </table:table-cell>
          <table:table-cell table:formula="of:=AVERAGE([.B12:.K12])" office:value-type="float" office:value="0.0001262" calcext:value-type="float">
            <text:p>0,0001262</text:p>
          </table:table-cell>
          <table:table-cell table:formula="of:=SQRT(DEVSQ([.B12:.K12])/90)" office:value-type="float" office:value="0.000000573488351136174" calcext:value-type="float">
            <text:p>5,73488351136174E-07</text:p>
          </table:table-cell>
          <table:table-cell table:formula="of:=100*[.M12]/[.L12]" office:value-type="float" office:value="0.454428170472404" calcext:value-type="float">
            <text:p>0,4544281704724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0.000265" calcext:value-type="float">
            <text:p>0,000265</text:p>
          </table:table-cell>
          <table:table-cell office:value-type="float" office:value="0.000267" calcext:value-type="float">
            <text:p>0,000267</text:p>
          </table:table-cell>
          <table:table-cell office:value-type="float" office:value="0.000276" calcext:value-type="float">
            <text:p>0,000276</text:p>
          </table:table-cell>
          <table:table-cell office:value-type="float" office:value="0.000277" calcext:value-type="float">
            <text:p>0,000277</text:p>
          </table:table-cell>
          <table:table-cell office:value-type="float" office:value="0.000267" calcext:value-type="float">
            <text:p>0,000267</text:p>
          </table:table-cell>
          <table:table-cell office:value-type="float" office:value="0.000263" calcext:value-type="float">
            <text:p>0,000263</text:p>
          </table:table-cell>
          <table:table-cell office:value-type="float" office:value="0.000272" calcext:value-type="float">
            <text:p>0,000272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0251" calcext:value-type="float">
            <text:p>0,000251</text:p>
          </table:table-cell>
          <table:table-cell table:formula="of:=AVERAGE([.B13:.K13])" office:value-type="float" office:value="0.0002665" calcext:value-type="float">
            <text:p>0,0002665</text:p>
          </table:table-cell>
          <table:table-cell table:formula="of:=SQRT(DEVSQ([.B13:.K13])/90)" office:value-type="float" office:value="0.00000237697286480095" calcext:value-type="float">
            <text:p>2,37697286480095E-06</text:p>
          </table:table-cell>
          <table:table-cell table:formula="of:=100*[.M13]/[.L13]" office:value-type="float" office:value="0.891922275722681" calcext:value-type="float">
            <text:p>0,89192227572268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0.000261" calcext:value-type="float">
            <text:p>0,000261</text:p>
          </table:table-cell>
          <table:table-cell office:value-type="float" office:value="0.000257" calcext:value-type="float">
            <text:p>0,000257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00256" calcext:value-type="float">
            <text:p>0,000256</text:p>
          </table:table-cell>
          <table:table-cell office:value-type="float" office:value="0.000254" calcext:value-type="float">
            <text:p>0,000254</text:p>
          </table:table-cell>
          <table:table-cell office:value-type="float" office:value="0.000259" calcext:value-type="float">
            <text:p>0,000259</text:p>
          </table:table-cell>
          <table:table-cell table:formula="of:=AVERAGE([.B14:.K14])" office:value-type="float" office:value="0.0002588" calcext:value-type="float">
            <text:p>0,0002588</text:p>
          </table:table-cell>
          <table:table-cell table:formula="of:=SQRT(DEVSQ([.B14:.K14])/90)" office:value-type="float" office:value="0.000000771722460186013" calcext:value-type="float">
            <text:p>7,71722460186013E-07</text:p>
          </table:table-cell>
          <table:table-cell table:formula="of:=100*[.M14]/[.L14]" office:value-type="float" office:value="0.298192604399541" calcext:value-type="float">
            <text:p>0,29819260439954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547" calcext:value-type="float">
            <text:p>0,000547</text:p>
          </table:table-cell>
          <table:table-cell office:value-type="float" office:value="0.000553" calcext:value-type="float">
            <text:p>0,000553</text:p>
          </table:table-cell>
          <table:table-cell office:value-type="float" office:value="0.000551" calcext:value-type="float">
            <text:p>0,000551</text:p>
          </table:table-cell>
          <table:table-cell office:value-type="float" office:value="0.000555" calcext:value-type="float">
            <text:p>0,000555</text:p>
          </table:table-cell>
          <table:table-cell office:value-type="float" office:value="0.000551" calcext:value-type="float">
            <text:p>0,000551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0563" calcext:value-type="float">
            <text:p>0,000563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0563" calcext:value-type="float">
            <text:p>0,000563</text:p>
          </table:table-cell>
          <table:table-cell table:formula="of:=AVERAGE([.B15:.K15])" office:value-type="float" office:value="0.0005564" calcext:value-type="float">
            <text:p>0,0005564</text:p>
          </table:table-cell>
          <table:table-cell table:formula="of:=SQRT(DEVSQ([.B15:.K15])/90)" office:value-type="float" office:value="0.00000239072281027216" calcext:value-type="float">
            <text:p>2,39072281027216E-06</text:p>
          </table:table-cell>
          <table:table-cell table:formula="of:=100*[.M15]/[.L15]" office:value-type="float" office:value="0.429676996813831" calcext:value-type="float">
            <text:p>0,42967699681383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191" calcext:value-type="float">
            <text:p>0,001191</text:p>
          </table:table-cell>
          <table:table-cell office:value-type="float" office:value="0.001155" calcext:value-type="float">
            <text:p>0,001155</text:p>
          </table:table-cell>
          <table:table-cell office:value-type="float" office:value="0.001177" calcext:value-type="float">
            <text:p>0,001177</text:p>
          </table:table-cell>
          <table:table-cell office:value-type="float" office:value="0.001171" calcext:value-type="float">
            <text:p>0,001171</text:p>
          </table:table-cell>
          <table:table-cell office:value-type="float" office:value="0.001175" calcext:value-type="float">
            <text:p>0,001175</text:p>
          </table:table-cell>
          <table:table-cell office:value-type="float" office:value="0.001185" calcext:value-type="float">
            <text:p>0,001185</text:p>
          </table:table-cell>
          <table:table-cell office:value-type="float" office:value="0.001186" calcext:value-type="float">
            <text:p>0,001186</text:p>
          </table:table-cell>
          <table:table-cell office:value-type="float" office:value="0.001185" calcext:value-type="float">
            <text:p>0,001185</text:p>
          </table:table-cell>
          <table:table-cell office:value-type="float" office:value="0.001181" calcext:value-type="float">
            <text:p>0,001181</text:p>
          </table:table-cell>
          <table:table-cell office:value-type="float" office:value="0.001189" calcext:value-type="float">
            <text:p>0,001189</text:p>
          </table:table-cell>
          <table:table-cell table:formula="of:=AVERAGE([.B16:.K16])" office:value-type="float" office:value="0.0011795" calcext:value-type="float">
            <text:p>0,0011795</text:p>
          </table:table-cell>
          <table:table-cell table:formula="of:=SQRT(DEVSQ([.B16:.K16])/90)" office:value-type="float" office:value="0.0000033772112097936" calcext:value-type="float">
            <text:p>3,3772112097936E-06</text:p>
          </table:table-cell>
          <table:table-cell table:formula="of:=100*[.M16]/[.L16]" office:value-type="float" office:value="0.28632566424702" calcext:value-type="float">
            <text:p>0,2863256642470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0.002466" calcext:value-type="float">
            <text:p>0,002466</text:p>
          </table:table-cell>
          <table:table-cell office:value-type="float" office:value="0.002475" calcext:value-type="float">
            <text:p>0,002475</text:p>
          </table:table-cell>
          <table:table-cell office:value-type="float" office:value="0.002473" calcext:value-type="float">
            <text:p>0,002473</text:p>
          </table:table-cell>
          <table:table-cell office:value-type="float" office:value="0.002542" calcext:value-type="float">
            <text:p>0,002542</text:p>
          </table:table-cell>
          <table:table-cell office:value-type="float" office:value="0.002455" calcext:value-type="float">
            <text:p>0,002455</text:p>
          </table:table-cell>
          <table:table-cell office:value-type="float" office:value="0.002536" calcext:value-type="float">
            <text:p>0,002536</text:p>
          </table:table-cell>
          <table:table-cell office:value-type="float" office:value="0.00249" calcext:value-type="float">
            <text:p>0,00249</text:p>
          </table:table-cell>
          <table:table-cell table:number-columns-repeated="2" office:value-type="float" office:value="0.002544" calcext:value-type="float">
            <text:p>0,002544</text:p>
          </table:table-cell>
          <table:table-cell table:formula="of:=AVERAGE([.B17:.K17])" office:value-type="float" office:value="0.0025015" calcext:value-type="float">
            <text:p>0,0025015</text:p>
          </table:table-cell>
          <table:table-cell table:formula="of:=SQRT(DEVSQ([.B17:.K17])/90)" office:value-type="float" office:value="0.0000113746794826638" calcext:value-type="float">
            <text:p>1,13746794826638E-05</text:p>
          </table:table-cell>
          <table:table-cell table:formula="of:=100*[.M17]/[.L17]" office:value-type="float" office:value="0.454714350696136" calcext:value-type="float">
            <text:p>0,45471435069613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5042" calcext:value-type="float">
            <text:p>0,005042</text:p>
          </table:table-cell>
          <table:table-cell office:value-type="float" office:value="0.005267" calcext:value-type="float">
            <text:p>0,005267</text:p>
          </table:table-cell>
          <table:table-cell office:value-type="float" office:value="0.005276" calcext:value-type="float">
            <text:p>0,005276</text:p>
          </table:table-cell>
          <table:table-cell office:value-type="float" office:value="0.005177" calcext:value-type="float">
            <text:p>0,005177</text:p>
          </table:table-cell>
          <table:table-cell office:value-type="float" office:value="0.005083" calcext:value-type="float">
            <text:p>0,005083</text:p>
          </table:table-cell>
          <table:table-cell office:value-type="float" office:value="0.005242" calcext:value-type="float">
            <text:p>0,005242</text:p>
          </table:table-cell>
          <table:table-cell office:value-type="float" office:value="0.005216" calcext:value-type="float">
            <text:p>0,005216</text:p>
          </table:table-cell>
          <table:table-cell office:value-type="float" office:value="0.005186" calcext:value-type="float">
            <text:p>0,005186</text:p>
          </table:table-cell>
          <table:table-cell office:value-type="float" office:value="0.005102" calcext:value-type="float">
            <text:p>0,005102</text:p>
          </table:table-cell>
          <table:table-cell office:value-type="float" office:value="0.005148" calcext:value-type="float">
            <text:p>0,005148</text:p>
          </table:table-cell>
          <table:table-cell table:formula="of:=AVERAGE([.B18:.K18])" office:value-type="float" office:value="0.0051739" calcext:value-type="float">
            <text:p>0,0051739</text:p>
          </table:table-cell>
          <table:table-cell table:formula="of:=SQRT(DEVSQ([.B18:.K18])/90)" office:value-type="float" office:value="0.0000252011684032485" calcext:value-type="float">
            <text:p>2,52011684032485E-05</text:p>
          </table:table-cell>
          <table:table-cell table:formula="of:=100*[.M18]/[.L18]" office:value-type="float" office:value="0.48708263405262" calcext:value-type="float">
            <text:p>0,4870826340526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1005" calcext:value-type="float">
            <text:p>0,011005</text:p>
          </table:table-cell>
          <table:table-cell office:value-type="float" office:value="0.010956" calcext:value-type="float">
            <text:p>0,010956</text:p>
          </table:table-cell>
          <table:table-cell office:value-type="float" office:value="0.011197" calcext:value-type="float">
            <text:p>0,011197</text:p>
          </table:table-cell>
          <table:table-cell office:value-type="float" office:value="0.010783" calcext:value-type="float">
            <text:p>0,010783</text:p>
          </table:table-cell>
          <table:table-cell office:value-type="float" office:value="0.010894" calcext:value-type="float">
            <text:p>0,010894</text:p>
          </table:table-cell>
          <table:table-cell office:value-type="float" office:value="0.010873" calcext:value-type="float">
            <text:p>0,010873</text:p>
          </table:table-cell>
          <table:table-cell office:value-type="float" office:value="0.011298" calcext:value-type="float">
            <text:p>0,011298</text:p>
          </table:table-cell>
          <table:table-cell office:value-type="float" office:value="0.010888" calcext:value-type="float">
            <text:p>0,010888</text:p>
          </table:table-cell>
          <table:table-cell office:value-type="float" office:value="0.010772" calcext:value-type="float">
            <text:p>0,010772</text:p>
          </table:table-cell>
          <table:table-cell office:value-type="float" office:value="0.010718" calcext:value-type="float">
            <text:p>0,010718</text:p>
          </table:table-cell>
          <table:table-cell table:formula="of:=AVERAGE([.B19:.K19])" office:value-type="float" office:value="0.0109384" calcext:value-type="float">
            <text:p>0,0109384</text:p>
          </table:table-cell>
          <table:table-cell table:formula="of:=SQRT(DEVSQ([.B19:.K19])/90)" office:value-type="float" office:value="0.0000587021105053112" calcext:value-type="float">
            <text:p>5,87021105053112E-05</text:p>
          </table:table-cell>
          <table:table-cell table:formula="of:=100*[.M19]/[.L19]" office:value-type="float" office:value="0.536660850812836" calcext:value-type="float">
            <text:p>0,53666085081283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3384" calcext:value-type="float">
            <text:p>0,023384</text:p>
          </table:table-cell>
          <table:table-cell office:value-type="float" office:value="0.023207" calcext:value-type="float">
            <text:p>0,023207</text:p>
          </table:table-cell>
          <table:table-cell office:value-type="float" office:value="0.022613" calcext:value-type="float">
            <text:p>0,022613</text:p>
          </table:table-cell>
          <table:table-cell office:value-type="float" office:value="0.022635" calcext:value-type="float">
            <text:p>0,022635</text:p>
          </table:table-cell>
          <table:table-cell office:value-type="float" office:value="0.023034" calcext:value-type="float">
            <text:p>0,023034</text:p>
          </table:table-cell>
          <table:table-cell office:value-type="float" office:value="0.023241" calcext:value-type="float">
            <text:p>0,023241</text:p>
          </table:table-cell>
          <table:table-cell office:value-type="float" office:value="0.022891" calcext:value-type="float">
            <text:p>0,022891</text:p>
          </table:table-cell>
          <table:table-cell office:value-type="float" office:value="0.023994" calcext:value-type="float">
            <text:p>0,023994</text:p>
          </table:table-cell>
          <table:table-cell office:value-type="float" office:value="0.022465" calcext:value-type="float">
            <text:p>0,022465</text:p>
          </table:table-cell>
          <table:table-cell office:value-type="float" office:value="0.023379" calcext:value-type="float">
            <text:p>0,023379</text:p>
          </table:table-cell>
          <table:table-cell table:formula="of:=AVERAGE([.B20:.K20])" office:value-type="float" office:value="0.0230843" calcext:value-type="float">
            <text:p>0,0230843</text:p>
          </table:table-cell>
          <table:table-cell table:formula="of:=SQRT(DEVSQ([.B20:.K20])/90)" office:value-type="float" office:value="0.000144961837889992" calcext:value-type="float">
            <text:p>0,00014496183789</text:p>
          </table:table-cell>
          <table:table-cell table:formula="of:=100*[.M20]/[.L20]" office:value-type="float" office:value="0.627967224000695" calcext:value-type="float">
            <text:p>0,62796722400069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47895" calcext:value-type="float">
            <text:p>0,047895</text:p>
          </table:table-cell>
          <table:table-cell office:value-type="float" office:value="0.04947" calcext:value-type="float">
            <text:p>0,04947</text:p>
          </table:table-cell>
          <table:table-cell office:value-type="float" office:value="0.048527" calcext:value-type="float">
            <text:p>0,048527</text:p>
          </table:table-cell>
          <table:table-cell office:value-type="float" office:value="0.051013" calcext:value-type="float">
            <text:p>0,051013</text:p>
          </table:table-cell>
          <table:table-cell office:value-type="float" office:value="0.050564" calcext:value-type="float">
            <text:p>0,050564</text:p>
          </table:table-cell>
          <table:table-cell office:value-type="float" office:value="0.048447" calcext:value-type="float">
            <text:p>0,048447</text:p>
          </table:table-cell>
          <table:table-cell office:value-type="float" office:value="0.049479" calcext:value-type="float">
            <text:p>0,049479</text:p>
          </table:table-cell>
          <table:table-cell office:value-type="float" office:value="0.047581" calcext:value-type="float">
            <text:p>0,047581</text:p>
          </table:table-cell>
          <table:table-cell office:value-type="float" office:value="0.049238" calcext:value-type="float">
            <text:p>0,049238</text:p>
          </table:table-cell>
          <table:table-cell office:value-type="float" office:value="0.050019" calcext:value-type="float">
            <text:p>0,050019</text:p>
          </table:table-cell>
          <table:table-cell table:formula="of:=AVERAGE([.B21:.K21])" office:value-type="float" office:value="0.0492233" calcext:value-type="float">
            <text:p>0,0492233</text:p>
          </table:table-cell>
          <table:table-cell table:formula="of:=SQRT(DEVSQ([.B21:.K21])/90)" office:value-type="float" office:value="0.000354480936644616" calcext:value-type="float">
            <text:p>0,000354480936645</text:p>
          </table:table-cell>
          <table:table-cell table:formula="of:=100*[.M21]/[.L21]" office:value-type="float" office:value="0.720148662614282" calcext:value-type="float">
            <text:p>0,72014866261428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06505" calcext:value-type="float">
            <text:p>0,106505</text:p>
          </table:table-cell>
          <table:table-cell office:value-type="float" office:value="0.104347" calcext:value-type="float">
            <text:p>0,104347</text:p>
          </table:table-cell>
          <table:table-cell office:value-type="float" office:value="0.104987" calcext:value-type="float">
            <text:p>0,104987</text:p>
          </table:table-cell>
          <table:table-cell office:value-type="float" office:value="0.105616" calcext:value-type="float">
            <text:p>0,105616</text:p>
          </table:table-cell>
          <table:table-cell office:value-type="float" office:value="0.108142" calcext:value-type="float">
            <text:p>0,108142</text:p>
          </table:table-cell>
          <table:table-cell office:value-type="float" office:value="0.105991" calcext:value-type="float">
            <text:p>0,105991</text:p>
          </table:table-cell>
          <table:table-cell office:value-type="float" office:value="0.104948" calcext:value-type="float">
            <text:p>0,104948</text:p>
          </table:table-cell>
          <table:table-cell office:value-type="float" office:value="0.104277" calcext:value-type="float">
            <text:p>0,104277</text:p>
          </table:table-cell>
          <table:table-cell office:value-type="float" office:value="0.106202" calcext:value-type="float">
            <text:p>0,106202</text:p>
          </table:table-cell>
          <table:table-cell office:value-type="float" office:value="0.103526" calcext:value-type="float">
            <text:p>0,103526</text:p>
          </table:table-cell>
          <table:table-cell table:formula="of:=AVERAGE([.B22:.K22])" office:value-type="float" office:value="0.1054541" calcext:value-type="float">
            <text:p>0,1054541</text:p>
          </table:table-cell>
          <table:table-cell table:formula="of:=SQRT(DEVSQ([.B22:.K22])/90)" office:value-type="float" office:value="0.000421718032444534" calcext:value-type="float">
            <text:p>0,000421718032445</text:p>
          </table:table-cell>
          <table:table-cell table:formula="of:=100*[.M22]/[.L22]" office:value-type="float" office:value="0.399906720027514" calcext:value-type="float">
            <text:p>0,39990672002751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24953" calcext:value-type="float">
            <text:p>0,224953</text:p>
          </table:table-cell>
          <table:table-cell office:value-type="float" office:value="0.221609" calcext:value-type="float">
            <text:p>0,221609</text:p>
          </table:table-cell>
          <table:table-cell office:value-type="float" office:value="0.221563" calcext:value-type="float">
            <text:p>0,221563</text:p>
          </table:table-cell>
          <table:table-cell office:value-type="float" office:value="0.222495" calcext:value-type="float">
            <text:p>0,222495</text:p>
          </table:table-cell>
          <table:table-cell office:value-type="float" office:value="0.224777" calcext:value-type="float">
            <text:p>0,224777</text:p>
          </table:table-cell>
          <table:table-cell office:value-type="float" office:value="0.224101" calcext:value-type="float">
            <text:p>0,224101</text:p>
          </table:table-cell>
          <table:table-cell office:value-type="float" office:value="0.221395" calcext:value-type="float">
            <text:p>0,221395</text:p>
          </table:table-cell>
          <table:table-cell office:value-type="float" office:value="0.223571" calcext:value-type="float">
            <text:p>0,223571</text:p>
          </table:table-cell>
          <table:table-cell office:value-type="float" office:value="0.222526" calcext:value-type="float">
            <text:p>0,222526</text:p>
          </table:table-cell>
          <table:table-cell office:value-type="float" office:value="0.221532" calcext:value-type="float">
            <text:p>0,221532</text:p>
          </table:table-cell>
          <table:table-cell table:formula="of:=AVERAGE([.B23:.K23])" office:value-type="float" office:value="0.2228522" calcext:value-type="float">
            <text:p>0,2228522</text:p>
          </table:table-cell>
          <table:table-cell table:formula="of:=SQRT(DEVSQ([.B23:.K23])/90)" office:value-type="float" office:value="0.000440987926264553" calcext:value-type="float">
            <text:p>0,000440987926265</text:p>
          </table:table-cell>
          <table:table-cell table:formula="of:=100*[.M23]/[.L23]" office:value-type="float" office:value="0.197883586639285" calcext:value-type="float">
            <text:p>0,197883586639285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3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5</text:p>
          </table:table-cell>
          <table:table-cell office:value-type="string" calcext:value-type="string">
            <text:p>Time 6</text:p>
          </table:table-cell>
          <table:table-cell office:value-type="string" calcext:value-type="string">
            <text:p>Time 7</text:p>
          </table:table-cell>
          <table:table-cell office:value-type="string" calcext:value-type="string">
            <text:p>Time 8</text:p>
          </table:table-cell>
          <table:table-cell office:value-type="string" calcext:value-type="string">
            <text:p>Time 9</text:p>
          </table:table-cell>
          <table:table-cell office:value-type="string" calcext:value-type="string">
            <text:p>Time 10</text:p>
          </table:table-cell>
          <table:table-cell office:value-type="string" calcext:value-type="string">
            <text:p>СРЗНАЧ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ОШИБКА в 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table:formula="of:=AVERAGE([.B26:.K26])" office:value-type="float" office:value="0.000002" calcext:value-type="float">
            <text:p>2E-06</text:p>
          </table:table-cell>
          <table:table-cell table:formula="of:=SQRT(DEVSQ([.B26:.K26])/90)" office:value-type="float" office:value="0.000000210818510677892" calcext:value-type="float">
            <text:p>2,10818510677892E-07</text:p>
          </table:table-cell>
          <table:table-cell table:formula="of:=100*[.M26]/[.L26]" office:value-type="float" office:value="10.5409255338946" calcext:value-type="float">
            <text:p>10,54092553389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 office:value-type="float" office:value="0.000002" calcext:value-type="float">
            <text:p>2E-06</text:p>
          </table:table-cell>
          <table:table-cell table:formula="of:=AVERAGE([.B27:.K27])" office:value-type="float" office:value="0.000002" calcext:value-type="float">
            <text:p>2E-06</text:p>
          </table:table-cell>
          <table:table-cell table:formula="of:=SQRT(DEVSQ([.B27:.K27])/90)" office:value-type="float" office:value="0" calcext:value-type="float">
            <text:p>0</text:p>
          </table:table-cell>
          <table:table-cell table:formula="of:=100*[.M27]/[.L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4" office:value-type="float" office:value="0.000003" calcext:value-type="float">
            <text:p>3E-06</text:p>
          </table:table-cell>
          <table:table-cell table:number-columns-repeated="3" office:value-type="float" office:value="0.000002" calcext:value-type="float">
            <text:p>2E-06</text:p>
          </table:table-cell>
          <table:table-cell table:formula="of:=AVERAGE([.B28:.K28])" office:value-type="float" office:value="0.0000025" calcext:value-type="float">
            <text:p>2,5E-06</text:p>
          </table:table-cell>
          <table:table-cell table:formula="of:=SQRT(DEVSQ([.B28:.K28])/90)" office:value-type="float" office:value="0.000000166666666666667" calcext:value-type="float">
            <text:p>1,66666666666667E-07</text:p>
          </table:table-cell>
          <table:table-cell table:formula="of:=100*[.M28]/[.L28]" office:value-type="float" office:value="6.66666666666667" calcext:value-type="float">
            <text:p>6,6666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formula="of:=AVERAGE([.B29:.K29])" office:value-type="float" office:value="0.0000034" calcext:value-type="float">
            <text:p>3,4E-06</text:p>
          </table:table-cell>
          <table:table-cell table:formula="of:=SQRT(DEVSQ([.B29:.K29])/90)" office:value-type="float" office:value="0.000000163299316185545" calcext:value-type="float">
            <text:p>1,63299316185545E-07</text:p>
          </table:table-cell>
          <table:table-cell table:formula="of:=100*[.M29]/[.L29]" office:value-type="float" office:value="4.80292106428074" calcext:value-type="float">
            <text:p>4,802921064280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table:formula="of:=AVERAGE([.B30:.K30])" office:value-type="float" office:value="0.0000059" calcext:value-type="float">
            <text:p>5,9E-06</text:p>
          </table:table-cell>
          <table:table-cell table:formula="of:=SQRT(DEVSQ([.B30:.K30])/90)" office:value-type="float" office:value="0.0000001" calcext:value-type="float">
            <text:p>1E-07</text:p>
          </table:table-cell>
          <table:table-cell table:formula="of:=100*[.M30]/[.L30]" office:value-type="float" office:value="1.69491525423729" calcext:value-type="float">
            <text:p>1,694915254237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.000011" calcext:value-type="float">
            <text:p>1,1E-05</text:p>
          </table:table-cell>
          <table:table-cell office:value-type="float" office:value="0.00001" calcext:value-type="float">
            <text:p>1E-05</text:p>
          </table:table-cell>
          <table:table-cell table:number-columns-repeated="4" office:value-type="float" office:value="0.000011" calcext:value-type="float">
            <text:p>1,1E-05</text:p>
          </table:table-cell>
          <table:table-cell office:value-type="float" office:value="0.00001" calcext:value-type="float">
            <text:p>1E-05</text:p>
          </table:table-cell>
          <table:table-cell table:formula="of:=AVERAGE([.B31:.K31])" office:value-type="float" office:value="0.0000108" calcext:value-type="float">
            <text:p>1,08E-05</text:p>
          </table:table-cell>
          <table:table-cell table:formula="of:=SQRT(DEVSQ([.B31:.K31])/90)" office:value-type="float" office:value="0.000000133333333333333" calcext:value-type="float">
            <text:p>1,33333333333333E-07</text:p>
          </table:table-cell>
          <table:table-cell table:formula="of:=100*[.M31]/[.L31]" office:value-type="float" office:value="1.23456790123457" calcext:value-type="float">
            <text:p>1,234567901234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22" calcext:value-type="float">
            <text:p>2,2E-05</text:p>
          </table:table-cell>
          <table:table-cell office:value-type="float" office:value="0.000021" calcext:value-type="float">
            <text:p>2,1E-05</text:p>
          </table:table-cell>
          <table:table-cell office:value-type="float" office:value="0.000022" calcext:value-type="float">
            <text:p>2,2E-05</text:p>
          </table:table-cell>
          <table:table-cell table:number-columns-repeated="3" office:value-type="float" office:value="0.000021" calcext:value-type="float">
            <text:p>2,1E-05</text:p>
          </table:table-cell>
          <table:table-cell office:value-type="float" office:value="0.000022" calcext:value-type="float">
            <text:p>2,2E-05</text:p>
          </table:table-cell>
          <table:table-cell table:number-columns-repeated="3" office:value-type="float" office:value="0.000021" calcext:value-type="float">
            <text:p>2,1E-05</text:p>
          </table:table-cell>
          <table:table-cell table:formula="of:=AVERAGE([.B32:.K32])" office:value-type="float" office:value="0.0000213" calcext:value-type="float">
            <text:p>2,13E-05</text:p>
          </table:table-cell>
          <table:table-cell table:formula="of:=SQRT(DEVSQ([.B32:.K32])/90)" office:value-type="float" office:value="0.000000152752523165195" calcext:value-type="float">
            <text:p>1,52752523165195E-07</text:p>
          </table:table-cell>
          <table:table-cell table:formula="of:=100*[.M32]/[.L32]" office:value-type="float" office:value="0.717147996080727" calcext:value-type="float">
            <text:p>0,7171479960807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45" calcext:value-type="float">
            <text:p>4,5E-05</text:p>
          </table:table-cell>
          <table:table-cell office:value-type="float" office:value="0.000044" calcext:value-type="float">
            <text:p>4,4E-05</text:p>
          </table:table-cell>
          <table:table-cell table:number-columns-repeated="5" office:value-type="float" office:value="0.000045" calcext:value-type="float">
            <text:p>4,5E-05</text:p>
          </table:table-cell>
          <table:table-cell table:number-columns-repeated="2" office:value-type="float" office:value="0.000044" calcext:value-type="float">
            <text:p>4,4E-05</text:p>
          </table:table-cell>
          <table:table-cell office:value-type="float" office:value="0.000045" calcext:value-type="float">
            <text:p>4,5E-05</text:p>
          </table:table-cell>
          <table:table-cell table:formula="of:=AVERAGE([.B33:.K33])" office:value-type="float" office:value="0.0000447" calcext:value-type="float">
            <text:p>4,47E-05</text:p>
          </table:table-cell>
          <table:table-cell table:formula="of:=SQRT(DEVSQ([.B33:.K33])/90)" office:value-type="float" office:value="0.000000152752523165194" calcext:value-type="float">
            <text:p>1,52752523165194E-07</text:p>
          </table:table-cell>
          <table:table-cell table:formula="of:=100*[.M33]/[.L33]" office:value-type="float" office:value="0.341728239743164" calcext:value-type="float">
            <text:p>0,3417282397431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000103" calcext:value-type="float">
            <text:p>0,000103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000095" calcext:value-type="float">
            <text:p>9,5E-05</text:p>
          </table:table-cell>
          <table:table-cell table:number-columns-repeated="2" office:value-type="float" office:value="0.000094" calcext:value-type="float">
            <text:p>9,4E-05</text:p>
          </table:table-cell>
          <table:table-cell office:value-type="float" office:value="0.000096" calcext:value-type="float">
            <text:p>9,6E-05</text:p>
          </table:table-cell>
          <table:table-cell office:value-type="float" office:value="0.000095" calcext:value-type="float">
            <text:p>9,5E-05</text:p>
          </table:table-cell>
          <table:table-cell table:formula="of:=AVERAGE([.B34:.K34])" office:value-type="float" office:value="0.0000955" calcext:value-type="float">
            <text:p>9,55E-05</text:p>
          </table:table-cell>
          <table:table-cell table:formula="of:=SQRT(DEVSQ([.B34:.K34])/90)" office:value-type="float" office:value="0.000000859586463881842" calcext:value-type="float">
            <text:p>8,59586463881842E-07</text:p>
          </table:table-cell>
          <table:table-cell table:formula="of:=100*[.M34]/[.L34]" office:value-type="float" office:value="0.900090538096169" calcext:value-type="float">
            <text:p>0,90009053809616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205" calcext:value-type="float">
            <text:p>0,000205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205" calcext:value-type="float">
            <text:p>0,000205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203" calcext:value-type="float">
            <text:p>0,000203</text:p>
          </table:table-cell>
          <table:table-cell table:number-columns-repeated="3" office:value-type="float" office:value="0.000204" calcext:value-type="float">
            <text:p>0,000204</text:p>
          </table:table-cell>
          <table:table-cell office:value-type="float" office:value="0.000203" calcext:value-type="float">
            <text:p>0,000203</text:p>
          </table:table-cell>
          <table:table-cell table:formula="of:=AVERAGE([.B35:.K35])" office:value-type="float" office:value="0.0002039" calcext:value-type="float">
            <text:p>0,0002039</text:p>
          </table:table-cell>
          <table:table-cell table:formula="of:=SQRT(DEVSQ([.B35:.K35])/90)" office:value-type="float" office:value="0.000000233333333333333" calcext:value-type="float">
            <text:p>2,33333333333333E-07</text:p>
          </table:table-cell>
          <table:table-cell table:formula="of:=100*[.M35]/[.L35]" office:value-type="float" office:value="0.114435180644106" calcext:value-type="float">
            <text:p>0,11443518064410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0433" calcext:value-type="float">
            <text:p>0,000433</text:p>
          </table:table-cell>
          <table:table-cell table:number-columns-repeated="2" office:value-type="float" office:value="0.000435" calcext:value-type="float">
            <text:p>0,000435</text:p>
          </table:table-cell>
          <table:table-cell table:number-columns-repeated="2" office:value-type="float" office:value="0.000434" calcext:value-type="float">
            <text:p>0,000434</text:p>
          </table:table-cell>
          <table:table-cell office:value-type="float" office:value="0.000435" calcext:value-type="float">
            <text:p>0,000435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434" calcext:value-type="float">
            <text:p>0,000434</text:p>
          </table:table-cell>
          <table:table-cell office:value-type="float" office:value="0.000441" calcext:value-type="float">
            <text:p>0,000441</text:p>
          </table:table-cell>
          <table:table-cell table:formula="of:=AVERAGE([.B36:.K36])" office:value-type="float" office:value="0.0004357" calcext:value-type="float">
            <text:p>0,0004357</text:p>
          </table:table-cell>
          <table:table-cell table:formula="of:=SQRT(DEVSQ([.B36:.K36])/90)" office:value-type="float" office:value="0.000000843932593411477" calcext:value-type="float">
            <text:p>8,43932593411477E-07</text:p>
          </table:table-cell>
          <table:table-cell table:formula="of:=100*[.M36]/[.L36]" office:value-type="float" office:value="0.193695798350121" calcext:value-type="float">
            <text:p>0,19369579835012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946" calcext:value-type="float">
            <text:p>0,000946</text:p>
          </table:table-cell>
          <table:table-cell office:value-type="float" office:value="0.000934" calcext:value-type="float">
            <text:p>0,000934</text:p>
          </table:table-cell>
          <table:table-cell office:value-type="float" office:value="0.000946" calcext:value-type="float">
            <text:p>0,000946</text:p>
          </table:table-cell>
          <table:table-cell office:value-type="float" office:value="0.000957" calcext:value-type="float">
            <text:p>0,000957</text:p>
          </table:table-cell>
          <table:table-cell office:value-type="float" office:value="0.000943" calcext:value-type="float">
            <text:p>0,000943</text:p>
          </table:table-cell>
          <table:table-cell office:value-type="float" office:value="0.000941" calcext:value-type="float">
            <text:p>0,000941</text:p>
          </table:table-cell>
          <table:table-cell office:value-type="float" office:value="0.00094" calcext:value-type="float">
            <text:p>0,00094</text:p>
          </table:table-cell>
          <table:table-cell office:value-type="float" office:value="0.000952" calcext:value-type="float">
            <text:p>0,000952</text:p>
          </table:table-cell>
          <table:table-cell office:value-type="float" office:value="0.000942" calcext:value-type="float">
            <text:p>0,000942</text:p>
          </table:table-cell>
          <table:table-cell office:value-type="float" office:value="0.000943" calcext:value-type="float">
            <text:p>0,000943</text:p>
          </table:table-cell>
          <table:table-cell table:formula="of:=AVERAGE([.B37:.K37])" office:value-type="float" office:value="0.0009444" calcext:value-type="float">
            <text:p>0,0009444</text:p>
          </table:table-cell>
          <table:table-cell table:formula="of:=SQRT(DEVSQ([.B37:.K37])/90)" office:value-type="float" office:value="0.00000202868320729373" calcext:value-type="float">
            <text:p>2,02868320729373E-06</text:p>
          </table:table-cell>
          <table:table-cell table:formula="of:=100*[.M37]/[.L37]" office:value-type="float" office:value="0.214811860153931" calcext:value-type="float">
            <text:p>0,21481186015393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2032" calcext:value-type="float">
            <text:p>0,002032</text:p>
          </table:table-cell>
          <table:table-cell office:value-type="float" office:value="0.002099" calcext:value-type="float">
            <text:p>0,002099</text:p>
          </table:table-cell>
          <table:table-cell office:value-type="float" office:value="0.002011" calcext:value-type="float">
            <text:p>0,002011</text:p>
          </table:table-cell>
          <table:table-cell office:value-type="float" office:value="0.002004" calcext:value-type="float">
            <text:p>0,002004</text:p>
          </table:table-cell>
          <table:table-cell office:value-type="float" office:value="0.001977" calcext:value-type="float">
            <text:p>0,001977</text:p>
          </table:table-cell>
          <table:table-cell office:value-type="float" office:value="0.001997" calcext:value-type="float">
            <text:p>0,001997</text:p>
          </table:table-cell>
          <table:table-cell office:value-type="float" office:value="0.001984" calcext:value-type="float">
            <text:p>0,001984</text:p>
          </table:table-cell>
          <table:table-cell office:value-type="float" office:value="0.001988" calcext:value-type="float">
            <text:p>0,001988</text:p>
          </table:table-cell>
          <table:table-cell office:value-type="float" office:value="0.001981" calcext:value-type="float">
            <text:p>0,001981</text:p>
          </table:table-cell>
          <table:table-cell office:value-type="float" office:value="0.001988" calcext:value-type="float">
            <text:p>0,001988</text:p>
          </table:table-cell>
          <table:table-cell table:formula="of:=AVERAGE([.B38:.K38])" office:value-type="float" office:value="0.0020061" calcext:value-type="float">
            <text:p>0,0020061</text:p>
          </table:table-cell>
          <table:table-cell table:formula="of:=SQRT(DEVSQ([.B38:.K38])/90)" office:value-type="float" office:value="0.0000115628235690461" calcext:value-type="float">
            <text:p>1,15628235690461E-05</text:p>
          </table:table-cell>
          <table:table-cell table:formula="of:=100*[.M38]/[.L38]" office:value-type="float" office:value="0.576383209662834" calcext:value-type="float">
            <text:p>0,57638320966283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4265" calcext:value-type="float">
            <text:p>0,004265</text:p>
          </table:table-cell>
          <table:table-cell office:value-type="float" office:value="0.004219" calcext:value-type="float">
            <text:p>0,004219</text:p>
          </table:table-cell>
          <table:table-cell office:value-type="float" office:value="0.004233" calcext:value-type="float">
            <text:p>0,004233</text:p>
          </table:table-cell>
          <table:table-cell office:value-type="float" office:value="0.004245" calcext:value-type="float">
            <text:p>0,004245</text:p>
          </table:table-cell>
          <table:table-cell office:value-type="float" office:value="0.004222" calcext:value-type="float">
            <text:p>0,004222</text:p>
          </table:table-cell>
          <table:table-cell office:value-type="float" office:value="0.004276" calcext:value-type="float">
            <text:p>0,004276</text:p>
          </table:table-cell>
          <table:table-cell office:value-type="float" office:value="0.004367" calcext:value-type="float">
            <text:p>0,004367</text:p>
          </table:table-cell>
          <table:table-cell office:value-type="float" office:value="0.004313" calcext:value-type="float">
            <text:p>0,004313</text:p>
          </table:table-cell>
          <table:table-cell office:value-type="float" office:value="0.004314" calcext:value-type="float">
            <text:p>0,004314</text:p>
          </table:table-cell>
          <table:table-cell office:value-type="float" office:value="0.00436" calcext:value-type="float">
            <text:p>0,00436</text:p>
          </table:table-cell>
          <table:table-cell table:formula="of:=AVERAGE([.B39:.K39])" office:value-type="float" office:value="0.0042814" calcext:value-type="float">
            <text:p>0,0042814</text:p>
          </table:table-cell>
          <table:table-cell table:formula="of:=SQRT(DEVSQ([.B39:.K39])/90)" office:value-type="float" office:value="0.0000173058756881394" calcext:value-type="float">
            <text:p>1,73058756881394E-05</text:p>
          </table:table-cell>
          <table:table-cell table:formula="of:=100*[.M39]/[.L39]" office:value-type="float" office:value="0.404210671465862" calcext:value-type="float">
            <text:p>0,40421067146586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9074" calcext:value-type="float">
            <text:p>0,009074</text:p>
          </table:table-cell>
          <table:table-cell office:value-type="float" office:value="0.008969" calcext:value-type="float">
            <text:p>0,008969</text:p>
          </table:table-cell>
          <table:table-cell office:value-type="float" office:value="0.009104" calcext:value-type="float">
            <text:p>0,009104</text:p>
          </table:table-cell>
          <table:table-cell office:value-type="float" office:value="0.009197" calcext:value-type="float">
            <text:p>0,009197</text:p>
          </table:table-cell>
          <table:table-cell office:value-type="float" office:value="0.009241" calcext:value-type="float">
            <text:p>0,009241</text:p>
          </table:table-cell>
          <table:table-cell office:value-type="float" office:value="0.009293" calcext:value-type="float">
            <text:p>0,009293</text:p>
          </table:table-cell>
          <table:table-cell office:value-type="float" office:value="0.009557" calcext:value-type="float">
            <text:p>0,009557</text:p>
          </table:table-cell>
          <table:table-cell office:value-type="float" office:value="0.009714" calcext:value-type="float">
            <text:p>0,009714</text:p>
          </table:table-cell>
          <table:table-cell office:value-type="float" office:value="0.009495" calcext:value-type="float">
            <text:p>0,009495</text:p>
          </table:table-cell>
          <table:table-cell office:value-type="float" office:value="0.009503" calcext:value-type="float">
            <text:p>0,009503</text:p>
          </table:table-cell>
          <table:table-cell table:formula="of:=AVERAGE([.B40:.K40])" office:value-type="float" office:value="0.0093147" calcext:value-type="float">
            <text:p>0,0093147</text:p>
          </table:table-cell>
          <table:table-cell table:formula="of:=SQRT(DEVSQ([.B40:.K40])/90)" office:value-type="float" office:value="0.0000765731386032698" calcext:value-type="float">
            <text:p>7,65731386032698E-05</text:p>
          </table:table-cell>
          <table:table-cell table:formula="of:=100*[.M40]/[.L40]" office:value-type="float" office:value="0.822067684447914" calcext:value-type="float">
            <text:p>0,822067684447914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9161" calcext:value-type="float">
            <text:p>0,019161</text:p>
          </table:table-cell>
          <table:table-cell office:value-type="float" office:value="0.01942" calcext:value-type="float">
            <text:p>0,01942</text:p>
          </table:table-cell>
          <table:table-cell office:value-type="float" office:value="0.019447" calcext:value-type="float">
            <text:p>0,019447</text:p>
          </table:table-cell>
          <table:table-cell office:value-type="float" office:value="0.020347" calcext:value-type="float">
            <text:p>0,020347</text:p>
          </table:table-cell>
          <table:table-cell office:value-type="float" office:value="0.019676" calcext:value-type="float">
            <text:p>0,019676</text:p>
          </table:table-cell>
          <table:table-cell office:value-type="float" office:value="0.019643" calcext:value-type="float">
            <text:p>0,019643</text:p>
          </table:table-cell>
          <table:table-cell office:value-type="float" office:value="0.019659" calcext:value-type="float">
            <text:p>0,019659</text:p>
          </table:table-cell>
          <table:table-cell office:value-type="float" office:value="0.019907" calcext:value-type="float">
            <text:p>0,019907</text:p>
          </table:table-cell>
          <table:table-cell office:value-type="float" office:value="0.019972" calcext:value-type="float">
            <text:p>0,019972</text:p>
          </table:table-cell>
          <table:table-cell office:value-type="float" office:value="0.019644" calcext:value-type="float">
            <text:p>0,019644</text:p>
          </table:table-cell>
          <table:table-cell table:formula="of:=AVERAGE([.B41:.K41])" office:value-type="float" office:value="0.0196876" calcext:value-type="float">
            <text:p>0,0196876</text:p>
          </table:table-cell>
          <table:table-cell table:formula="of:=SQRT(DEVSQ([.B41:.K41])/90)" office:value-type="float" office:value="0.000104108725218719" calcext:value-type="float">
            <text:p>0,000104108725219</text:p>
          </table:table-cell>
          <table:table-cell table:formula="of:=100*[.M41]/[.L41]" office:value-type="float" office:value="0.528803537346954" calcext:value-type="float">
            <text:p>0,52880353734695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40877" calcext:value-type="float">
            <text:p>0,040877</text:p>
          </table:table-cell>
          <table:table-cell office:value-type="float" office:value="0.042963" calcext:value-type="float">
            <text:p>0,042963</text:p>
          </table:table-cell>
          <table:table-cell office:value-type="float" office:value="0.041643" calcext:value-type="float">
            <text:p>0,041643</text:p>
          </table:table-cell>
          <table:table-cell office:value-type="float" office:value="0.042242" calcext:value-type="float">
            <text:p>0,042242</text:p>
          </table:table-cell>
          <table:table-cell office:value-type="float" office:value="0.040734" calcext:value-type="float">
            <text:p>0,040734</text:p>
          </table:table-cell>
          <table:table-cell office:value-type="float" office:value="0.042228" calcext:value-type="float">
            <text:p>0,042228</text:p>
          </table:table-cell>
          <table:table-cell office:value-type="float" office:value="0.041501" calcext:value-type="float">
            <text:p>0,041501</text:p>
          </table:table-cell>
          <table:table-cell office:value-type="float" office:value="0.042137" calcext:value-type="float">
            <text:p>0,042137</text:p>
          </table:table-cell>
          <table:table-cell office:value-type="float" office:value="0.042829" calcext:value-type="float">
            <text:p>0,042829</text:p>
          </table:table-cell>
          <table:table-cell office:value-type="float" office:value="0.043047" calcext:value-type="float">
            <text:p>0,043047</text:p>
          </table:table-cell>
          <table:table-cell table:formula="of:=AVERAGE([.B42:.K42])" office:value-type="float" office:value="0.0420201" calcext:value-type="float">
            <text:p>0,0420201</text:p>
          </table:table-cell>
          <table:table-cell table:formula="of:=SQRT(DEVSQ([.B42:.K42])/90)" office:value-type="float" office:value="0.000259838216759754" calcext:value-type="float">
            <text:p>0,00025983821676</text:p>
          </table:table-cell>
          <table:table-cell table:formula="of:=100*[.M42]/[.L42]" office:value-type="float" office:value="0.61836648832286" calcext:value-type="float">
            <text:p>0,6183664883228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8842" calcext:value-type="float">
            <text:p>0,08842</text:p>
          </table:table-cell>
          <table:table-cell office:value-type="float" office:value="0.088912" calcext:value-type="float">
            <text:p>0,088912</text:p>
          </table:table-cell>
          <table:table-cell office:value-type="float" office:value="0.090433" calcext:value-type="float">
            <text:p>0,090433</text:p>
          </table:table-cell>
          <table:table-cell office:value-type="float" office:value="0.088262" calcext:value-type="float">
            <text:p>0,088262</text:p>
          </table:table-cell>
          <table:table-cell office:value-type="float" office:value="0.089061" calcext:value-type="float">
            <text:p>0,089061</text:p>
          </table:table-cell>
          <table:table-cell office:value-type="float" office:value="0.08969" calcext:value-type="float">
            <text:p>0,08969</text:p>
          </table:table-cell>
          <table:table-cell office:value-type="float" office:value="0.094221" calcext:value-type="float">
            <text:p>0,094221</text:p>
          </table:table-cell>
          <table:table-cell office:value-type="float" office:value="0.094167" calcext:value-type="float">
            <text:p>0,094167</text:p>
          </table:table-cell>
          <table:table-cell office:value-type="float" office:value="0.094188" calcext:value-type="float">
            <text:p>0,094188</text:p>
          </table:table-cell>
          <table:table-cell office:value-type="float" office:value="0.092746" calcext:value-type="float">
            <text:p>0,092746</text:p>
          </table:table-cell>
          <table:table-cell table:formula="of:=AVERAGE([.B43:.K43])" office:value-type="float" office:value="0.09101" calcext:value-type="float">
            <text:p>0,09101</text:p>
          </table:table-cell>
          <table:table-cell table:formula="of:=SQRT(DEVSQ([.B43:.K43])/90)" office:value-type="float" office:value="0.000802258534112013" calcext:value-type="float">
            <text:p>0,000802258534112</text:p>
          </table:table-cell>
          <table:table-cell table:formula="of:=100*[.M43]/[.L43]" office:value-type="float" office:value="0.881505915956503" calcext:value-type="float">
            <text:p>0,88150591595650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02073" calcext:value-type="float">
            <text:p>0,202073</text:p>
          </table:table-cell>
          <table:table-cell office:value-type="float" office:value="0.183421" calcext:value-type="float">
            <text:p>0,183421</text:p>
          </table:table-cell>
          <table:table-cell office:value-type="float" office:value="0.175861" calcext:value-type="float">
            <text:p>0,175861</text:p>
          </table:table-cell>
          <table:table-cell office:value-type="float" office:value="0.182603" calcext:value-type="float">
            <text:p>0,182603</text:p>
          </table:table-cell>
          <table:table-cell office:value-type="float" office:value="0.182433" calcext:value-type="float">
            <text:p>0,182433</text:p>
          </table:table-cell>
          <table:table-cell office:value-type="float" office:value="0.18481" calcext:value-type="float">
            <text:p>0,18481</text:p>
          </table:table-cell>
          <table:table-cell office:value-type="float" office:value="0.183959" calcext:value-type="float">
            <text:p>0,183959</text:p>
          </table:table-cell>
          <table:table-cell office:value-type="float" office:value="0.191664" calcext:value-type="float">
            <text:p>0,191664</text:p>
          </table:table-cell>
          <table:table-cell office:value-type="float" office:value="0.188227" calcext:value-type="float">
            <text:p>0,188227</text:p>
          </table:table-cell>
          <table:table-cell office:value-type="float" office:value="0.187448" calcext:value-type="float">
            <text:p>0,187448</text:p>
          </table:table-cell>
          <table:table-cell table:formula="of:=AVERAGE([.B44:.K44])" office:value-type="float" office:value="0.1862499" calcext:value-type="float">
            <text:p>0,1862499</text:p>
          </table:table-cell>
          <table:table-cell table:formula="of:=SQRT(DEVSQ([.B44:.K44])/90)" office:value-type="float" office:value="0.00220138693378112" calcext:value-type="float">
            <text:p>0,002201386933781</text:p>
          </table:table-cell>
          <table:table-cell table:formula="of:=100*[.M44]/[.L44]" office:value-type="float" office:value="1.18195335072992" calcext:value-type="float">
            <text:p>1,1819533507299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390086" calcext:value-type="float">
            <text:p>0,390086</text:p>
          </table:table-cell>
          <table:table-cell office:value-type="float" office:value="0.388395" calcext:value-type="float">
            <text:p>0,388395</text:p>
          </table:table-cell>
          <table:table-cell office:value-type="float" office:value="0.382676" calcext:value-type="float">
            <text:p>0,382676</text:p>
          </table:table-cell>
          <table:table-cell office:value-type="float" office:value="0.388427" calcext:value-type="float">
            <text:p>0,388427</text:p>
          </table:table-cell>
          <table:table-cell office:value-type="float" office:value="0.386679" calcext:value-type="float">
            <text:p>0,386679</text:p>
          </table:table-cell>
          <table:table-cell office:value-type="float" office:value="0.409427" calcext:value-type="float">
            <text:p>0,409427</text:p>
          </table:table-cell>
          <table:table-cell office:value-type="float" office:value="0.395999" calcext:value-type="float">
            <text:p>0,395999</text:p>
          </table:table-cell>
          <table:table-cell office:value-type="float" office:value="0.389328" calcext:value-type="float">
            <text:p>0,389328</text:p>
          </table:table-cell>
          <table:table-cell office:value-type="float" office:value="0.398126" calcext:value-type="float">
            <text:p>0,398126</text:p>
          </table:table-cell>
          <table:table-cell office:value-type="float" office:value="0.379636" calcext:value-type="float">
            <text:p>0,379636</text:p>
          </table:table-cell>
          <table:table-cell table:formula="of:=AVERAGE([.B45:.K45])" office:value-type="float" office:value="0.3908779" calcext:value-type="float">
            <text:p>0,3908779</text:p>
          </table:table-cell>
          <table:table-cell table:formula="of:=SQRT(DEVSQ([.B45:.K45])/90)" office:value-type="float" office:value="0.00268599861193809" calcext:value-type="float">
            <text:p>0,002685998611938</text:p>
          </table:table-cell>
          <table:table-cell table:formula="of:=100*[.M45]/[.L45]" office:value-type="float" office:value="0.687170753818031" calcext:value-type="float">
            <text:p>0,687170753818031</text:p>
          </table:table-cell>
        </table:table-row>
        <table:table-row table:style-name="ro1">
          <table:table-cell office:value-type="string" calcext:value-type="string">
            <text:p>Buble S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3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5</text:p>
          </table:table-cell>
          <table:table-cell office:value-type="string" calcext:value-type="string">
            <text:p>Time 6</text:p>
          </table:table-cell>
          <table:table-cell office:value-type="string" calcext:value-type="string">
            <text:p>Time 7</text:p>
          </table:table-cell>
          <table:table-cell office:value-type="string" calcext:value-type="string">
            <text:p>Time 8</text:p>
          </table:table-cell>
          <table:table-cell office:value-type="string" calcext:value-type="string">
            <text:p>Time 9</text:p>
          </table:table-cell>
          <table:table-cell office:value-type="string" calcext:value-type="string">
            <text:p>Time 10</text:p>
          </table:table-cell>
          <table:table-cell office:value-type="string" calcext:value-type="string">
            <text:p>СРЗНАЧ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ОШИБКА в 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table:number-columns-repeated="8" office:value-type="float" office:value="0.000002" calcext:value-type="float">
            <text:p>2E-06</text:p>
          </table:table-cell>
          <table:table-cell table:formula="of:=AVERAGE([.B48:.K48])" office:value-type="float" office:value="0.0000019" calcext:value-type="float">
            <text:p>1,9E-06</text:p>
          </table:table-cell>
          <table:table-cell table:formula="of:=SQRT(DEVSQ([.B48:.K48])/90)" office:value-type="float" office:value="0.0000001" calcext:value-type="float">
            <text:p>1E-07</text:p>
          </table:table-cell>
          <table:table-cell table:formula="of:=100*[.M48]/[.L48]" office:value-type="float" office:value="5.26315789473684" calcext:value-type="float">
            <text:p>5,263157894736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table:number-columns-repeated="7" office:value-type="float" office:value="0.000002" calcext:value-type="float">
            <text:p>2E-06</text:p>
          </table:table-cell>
          <table:table-cell table:formula="of:=AVERAGE([.B49:.K49])" office:value-type="float" office:value="0.0000019" calcext:value-type="float">
            <text:p>1,9E-06</text:p>
          </table:table-cell>
          <table:table-cell table:formula="of:=SQRT(DEVSQ([.B49:.K49])/90)" office:value-type="float" office:value="0.0000001" calcext:value-type="float">
            <text:p>1E-07</text:p>
          </table:table-cell>
          <table:table-cell table:formula="of:=100*[.M49]/[.L49]" office:value-type="float" office:value="5.26315789473684" calcext:value-type="float">
            <text:p>5,263157894736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2" calcext:value-type="float">
            <text:p>2E-06</text:p>
          </table:table-cell>
          <table:table-cell table:formula="of:=AVERAGE([.B50:.K50])" office:value-type="float" office:value="0.0000021" calcext:value-type="float">
            <text:p>2,1E-06</text:p>
          </table:table-cell>
          <table:table-cell table:formula="of:=SQRT(DEVSQ([.B50:.K50])/90)" office:value-type="float" office:value="0.0000001" calcext:value-type="float">
            <text:p>1E-07</text:p>
          </table:table-cell>
          <table:table-cell table:formula="of:=100*[.M50]/[.L50]" office:value-type="float" office:value="4.76190476190476" calcext:value-type="float">
            <text:p>4,761904761904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7" office:value-type="float" office:value="0.000003" calcext:value-type="float">
            <text:p>3E-06</text:p>
          </table:table-cell>
          <table:table-cell table:formula="of:=AVERAGE([.B51:.K51])" office:value-type="float" office:value="0.0000031" calcext:value-type="float">
            <text:p>3,1E-06</text:p>
          </table:table-cell>
          <table:table-cell table:formula="of:=SQRT(DEVSQ([.B51:.K51])/90)" office:value-type="float" office:value="0.0000001" calcext:value-type="float">
            <text:p>1E-07</text:p>
          </table:table-cell>
          <table:table-cell table:formula="of:=100*[.M51]/[.L51]" office:value-type="float" office:value="3.2258064516129" calcext:value-type="float">
            <text:p>3,22580645161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  <table:table-cell table:number-columns-repeated="4" office:value-type="float" office:value="0.000007" calcext:value-type="float">
            <text:p>7E-06</text:p>
          </table:table-cell>
          <table:table-cell table:formula="of:=AVERAGE([.B52:.K52])" office:value-type="float" office:value="0.0000069" calcext:value-type="float">
            <text:p>6,9E-06</text:p>
          </table:table-cell>
          <table:table-cell table:formula="of:=SQRT(DEVSQ([.B52:.K52])/90)" office:value-type="float" office:value="0.0000001" calcext:value-type="float">
            <text:p>1E-07</text:p>
          </table:table-cell>
          <table:table-cell table:formula="of:=100*[.M52]/[.L52]" office:value-type="float" office:value="1.44927536231884" calcext:value-type="float">
            <text:p>1,449275362318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21" calcext:value-type="float">
            <text:p>2,1E-05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.000021" calcext:value-type="float">
            <text:p>2,1E-05</text:p>
          </table:table-cell>
          <table:table-cell office:value-type="float" office:value="0.00002" calcext:value-type="float">
            <text:p>2E-05</text:p>
          </table:table-cell>
          <table:table-cell table:number-columns-repeated="2" office:value-type="float" office:value="0.000022" calcext:value-type="float">
            <text:p>2,2E-05</text:p>
          </table:table-cell>
          <table:table-cell table:number-columns-repeated="3" office:value-type="float" office:value="0.000021" calcext:value-type="float">
            <text:p>2,1E-05</text:p>
          </table:table-cell>
          <table:table-cell table:formula="of:=AVERAGE([.B53:.K53])" office:value-type="float" office:value="0.0000209" calcext:value-type="float">
            <text:p>2,09E-05</text:p>
          </table:table-cell>
          <table:table-cell table:formula="of:=SQRT(DEVSQ([.B53:.K53])/90)" office:value-type="float" office:value="0.000000233333333333333" calcext:value-type="float">
            <text:p>2,33333333333333E-07</text:p>
          </table:table-cell>
          <table:table-cell table:formula="of:=100*[.M53]/[.L53]" office:value-type="float" office:value="1.11642743221691" calcext:value-type="float">
            <text:p>1,116427432216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75" calcext:value-type="float">
            <text:p>7,5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72" calcext:value-type="float">
            <text:p>7,2E-05</text:p>
          </table:table-cell>
          <table:table-cell table:number-columns-repeated="2" office:value-type="float" office:value="0.000071" calcext:value-type="float">
            <text:p>7,1E-05</text:p>
          </table:table-cell>
          <table:table-cell office:value-type="float" office:value="0.000074" calcext:value-type="float">
            <text:p>7,4E-05</text:p>
          </table:table-cell>
          <table:table-cell table:number-columns-repeated="2" office:value-type="float" office:value="0.000073" calcext:value-type="float">
            <text:p>7,3E-05</text:p>
          </table:table-cell>
          <table:table-cell office:value-type="float" office:value="0.000071" calcext:value-type="float">
            <text:p>7,1E-05</text:p>
          </table:table-cell>
          <table:table-cell table:formula="of:=AVERAGE([.B54:.K54])" office:value-type="float" office:value="0.0000724" calcext:value-type="float">
            <text:p>7,24E-05</text:p>
          </table:table-cell>
          <table:table-cell table:formula="of:=SQRT(DEVSQ([.B54:.K54])/90)" office:value-type="float" office:value="0.000000520683311727111" calcext:value-type="float">
            <text:p>5,20683311727111E-07</text:p>
          </table:table-cell>
          <table:table-cell table:formula="of:=100*[.M54]/[.L54]" office:value-type="float" office:value="0.719175844926949" calcext:value-type="float">
            <text:p>0,7191758449269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271" calcext:value-type="float">
            <text:p>0,000271</text:p>
          </table:table-cell>
          <table:table-cell office:value-type="float" office:value="0.000265" calcext:value-type="float">
            <text:p>0,000265</text:p>
          </table:table-cell>
          <table:table-cell office:value-type="float" office:value="0.000278" calcext:value-type="float">
            <text:p>0,000278</text:p>
          </table:table-cell>
          <table:table-cell office:value-type="float" office:value="0.000287" calcext:value-type="float">
            <text:p>0,000287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00269" calcext:value-type="float">
            <text:p>0,000269</text:p>
          </table:table-cell>
          <table:table-cell office:value-type="float" office:value="0.000265" calcext:value-type="float">
            <text:p>0,000265</text:p>
          </table:table-cell>
          <table:table-cell office:value-type="float" office:value="0.000271" calcext:value-type="float">
            <text:p>0,000271</text:p>
          </table:table-cell>
          <table:table-cell office:value-type="float" office:value="0.000264" calcext:value-type="float">
            <text:p>0,000264</text:p>
          </table:table-cell>
          <table:table-cell office:value-type="float" office:value="0.00027" calcext:value-type="float">
            <text:p>0,00027</text:p>
          </table:table-cell>
          <table:table-cell table:formula="of:=AVERAGE([.B55:.K55])" office:value-type="float" office:value="0.0002719" calcext:value-type="float">
            <text:p>0,0002719</text:p>
          </table:table-cell>
          <table:table-cell table:formula="of:=SQRT(DEVSQ([.B55:.K55])/90)" office:value-type="float" office:value="0.0000023259406699226" calcext:value-type="float">
            <text:p>2,3259406699226E-06</text:p>
          </table:table-cell>
          <table:table-cell table:formula="of:=100*[.M55]/[.L55]" office:value-type="float" office:value="0.855439746201766" calcext:value-type="float">
            <text:p>0,85543974620176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1025" calcext:value-type="float">
            <text:p>0,001025</text:p>
          </table:table-cell>
          <table:table-cell office:value-type="float" office:value="0.001053" calcext:value-type="float">
            <text:p>0,001053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1046" calcext:value-type="float">
            <text:p>0,001046</text:p>
          </table:table-cell>
          <table:table-cell office:value-type="float" office:value="0.001001" calcext:value-type="float">
            <text:p>0,001001</text:p>
          </table:table-cell>
          <table:table-cell table:number-columns-repeated="2" office:value-type="float" office:value="0.001031" calcext:value-type="float">
            <text:p>0,001031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1032" calcext:value-type="float">
            <text:p>0,001032</text:p>
          </table:table-cell>
          <table:table-cell office:value-type="float" office:value="0.001062" calcext:value-type="float">
            <text:p>0,001062</text:p>
          </table:table-cell>
          <table:table-cell table:formula="of:=AVERAGE([.B56:.K56])" office:value-type="float" office:value="0.0010391" calcext:value-type="float">
            <text:p>0,0010391</text:p>
          </table:table-cell>
          <table:table-cell table:formula="of:=SQRT(DEVSQ([.B56:.K56])/90)" office:value-type="float" office:value="0.00000591880243142329" calcext:value-type="float">
            <text:p>5,91880243142329E-06</text:p>
          </table:table-cell>
          <table:table-cell table:formula="of:=100*[.M56]/[.L56]" office:value-type="float" office:value="0.569608548881079" calcext:value-type="float">
            <text:p>0,5696085488810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4183" calcext:value-type="float">
            <text:p>0,004183</text:p>
          </table:table-cell>
          <table:table-cell office:value-type="float" office:value="0.004315" calcext:value-type="float">
            <text:p>0,004315</text:p>
          </table:table-cell>
          <table:table-cell office:value-type="float" office:value="0.004377" calcext:value-type="float">
            <text:p>0,004377</text:p>
          </table:table-cell>
          <table:table-cell office:value-type="float" office:value="0.004435" calcext:value-type="float">
            <text:p>0,004435</text:p>
          </table:table-cell>
          <table:table-cell office:value-type="float" office:value="0.004492" calcext:value-type="float">
            <text:p>0,004492</text:p>
          </table:table-cell>
          <table:table-cell office:value-type="float" office:value="0.004402" calcext:value-type="float">
            <text:p>0,004402</text:p>
          </table:table-cell>
          <table:table-cell office:value-type="float" office:value="0.004403" calcext:value-type="float">
            <text:p>0,004403</text:p>
          </table:table-cell>
          <table:table-cell office:value-type="float" office:value="0.00439" calcext:value-type="float">
            <text:p>0,00439</text:p>
          </table:table-cell>
          <table:table-cell office:value-type="float" office:value="0.004478" calcext:value-type="float">
            <text:p>0,004478</text:p>
          </table:table-cell>
          <table:table-cell office:value-type="float" office:value="0.004362" calcext:value-type="float">
            <text:p>0,004362</text:p>
          </table:table-cell>
          <table:table-cell table:formula="of:=AVERAGE([.B57:.K57])" office:value-type="float" office:value="0.0043837" calcext:value-type="float">
            <text:p>0,0043837</text:p>
          </table:table-cell>
          <table:table-cell table:formula="of:=SQRT(DEVSQ([.B57:.K57])/90)" office:value-type="float" office:value="0.0000277921051939415" calcext:value-type="float">
            <text:p>2,77921051939415E-05</text:p>
          </table:table-cell>
          <table:table-cell table:formula="of:=100*[.M57]/[.L57]" office:value-type="float" office:value="0.633987389509809" calcext:value-type="float">
            <text:p>0,63398738950980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8182" calcext:value-type="float">
            <text:p>0,018182</text:p>
          </table:table-cell>
          <table:table-cell office:value-type="float" office:value="0.018238" calcext:value-type="float">
            <text:p>0,018238</text:p>
          </table:table-cell>
          <table:table-cell office:value-type="float" office:value="0.017525" calcext:value-type="float">
            <text:p>0,017525</text:p>
          </table:table-cell>
          <table:table-cell office:value-type="float" office:value="0.017619" calcext:value-type="float">
            <text:p>0,017619</text:p>
          </table:table-cell>
          <table:table-cell office:value-type="float" office:value="0.017705" calcext:value-type="float">
            <text:p>0,017705</text:p>
          </table:table-cell>
          <table:table-cell office:value-type="float" office:value="0.017802" calcext:value-type="float">
            <text:p>0,017802</text:p>
          </table:table-cell>
          <table:table-cell office:value-type="float" office:value="0.017267" calcext:value-type="float">
            <text:p>0,017267</text:p>
          </table:table-cell>
          <table:table-cell office:value-type="float" office:value="0.017699" calcext:value-type="float">
            <text:p>0,017699</text:p>
          </table:table-cell>
          <table:table-cell office:value-type="float" office:value="0.018087" calcext:value-type="float">
            <text:p>0,018087</text:p>
          </table:table-cell>
          <table:table-cell office:value-type="float" office:value="0.017827" calcext:value-type="float">
            <text:p>0,017827</text:p>
          </table:table-cell>
          <table:table-cell table:formula="of:=AVERAGE([.B58:.K58])" office:value-type="float" office:value="0.0177951" calcext:value-type="float">
            <text:p>0,0177951</text:p>
          </table:table-cell>
          <table:table-cell table:formula="of:=SQRT(DEVSQ([.B58:.K58])/90)" office:value-type="float" office:value="0.0000961671519340734" calcext:value-type="float">
            <text:p>9,61671519340734E-05</text:p>
          </table:table-cell>
          <table:table-cell table:formula="of:=100*[.M58]/[.L58]" office:value-type="float" office:value="0.540413664065239" calcext:value-type="float">
            <text:p>0,54041366406523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73699" calcext:value-type="float">
            <text:p>0,073699</text:p>
          </table:table-cell>
          <table:table-cell office:value-type="float" office:value="0.074883" calcext:value-type="float">
            <text:p>0,074883</text:p>
          </table:table-cell>
          <table:table-cell office:value-type="float" office:value="0.074356" calcext:value-type="float">
            <text:p>0,074356</text:p>
          </table:table-cell>
          <table:table-cell office:value-type="float" office:value="0.074112" calcext:value-type="float">
            <text:p>0,074112</text:p>
          </table:table-cell>
          <table:table-cell office:value-type="float" office:value="0.076045" calcext:value-type="float">
            <text:p>0,076045</text:p>
          </table:table-cell>
          <table:table-cell office:value-type="float" office:value="0.074421" calcext:value-type="float">
            <text:p>0,074421</text:p>
          </table:table-cell>
          <table:table-cell office:value-type="float" office:value="0.074067" calcext:value-type="float">
            <text:p>0,074067</text:p>
          </table:table-cell>
          <table:table-cell office:value-type="float" office:value="0.075053" calcext:value-type="float">
            <text:p>0,075053</text:p>
          </table:table-cell>
          <table:table-cell office:value-type="float" office:value="0.075588" calcext:value-type="float">
            <text:p>0,075588</text:p>
          </table:table-cell>
          <table:table-cell office:value-type="float" office:value="0.074849" calcext:value-type="float">
            <text:p>0,074849</text:p>
          </table:table-cell>
          <table:table-cell table:formula="of:=AVERAGE([.B59:.K59])" office:value-type="float" office:value="0.0747073" calcext:value-type="float">
            <text:p>0,0747073</text:p>
          </table:table-cell>
          <table:table-cell table:formula="of:=SQRT(DEVSQ([.B59:.K59])/90)" office:value-type="float" office:value="0.00022905472659995" calcext:value-type="float">
            <text:p>0,0002290547266</text:p>
          </table:table-cell>
          <table:table-cell table:formula="of:=100*[.M59]/[.L59]" office:value-type="float" office:value="0.306602870937579" calcext:value-type="float">
            <text:p>0,30660287093757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32143" calcext:value-type="float">
            <text:p>0,32143</text:p>
          </table:table-cell>
          <table:table-cell office:value-type="float" office:value="0.319704" calcext:value-type="float">
            <text:p>0,319704</text:p>
          </table:table-cell>
          <table:table-cell office:value-type="float" office:value="0.316436" calcext:value-type="float">
            <text:p>0,316436</text:p>
          </table:table-cell>
          <table:table-cell office:value-type="float" office:value="0.318051" calcext:value-type="float">
            <text:p>0,318051</text:p>
          </table:table-cell>
          <table:table-cell office:value-type="float" office:value="0.317941" calcext:value-type="float">
            <text:p>0,317941</text:p>
          </table:table-cell>
          <table:table-cell office:value-type="float" office:value="0.320455" calcext:value-type="float">
            <text:p>0,320455</text:p>
          </table:table-cell>
          <table:table-cell office:value-type="float" office:value="0.328375" calcext:value-type="float">
            <text:p>0,328375</text:p>
          </table:table-cell>
          <table:table-cell office:value-type="float" office:value="0.323258" calcext:value-type="float">
            <text:p>0,323258</text:p>
          </table:table-cell>
          <table:table-cell office:value-type="float" office:value="0.321743" calcext:value-type="float">
            <text:p>0,321743</text:p>
          </table:table-cell>
          <table:table-cell office:value-type="float" office:value="0.322866" calcext:value-type="float">
            <text:p>0,322866</text:p>
          </table:table-cell>
          <table:table-cell table:formula="of:=AVERAGE([.B60:.K60])" office:value-type="float" office:value="0.3210259" calcext:value-type="float">
            <text:p>0,3210259</text:p>
          </table:table-cell>
          <table:table-cell table:formula="of:=SQRT(DEVSQ([.B60:.K60])/90)" office:value-type="float" office:value="0.00107786932262991" calcext:value-type="float">
            <text:p>0,00107786932263</text:p>
          </table:table-cell>
          <table:table-cell table:formula="of:=100*[.M60]/[.L60]" office:value-type="float" office:value="0.335757744976313" calcext:value-type="float">
            <text:p>0,33575774497631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.345239" calcext:value-type="float">
            <text:p>1,345239</text:p>
          </table:table-cell>
          <table:table-cell office:value-type="float" office:value="1.342076" calcext:value-type="float">
            <text:p>1,342076</text:p>
          </table:table-cell>
          <table:table-cell office:value-type="float" office:value="1.311397" calcext:value-type="float">
            <text:p>1,311397</text:p>
          </table:table-cell>
          <table:table-cell office:value-type="float" office:value="1.310531" calcext:value-type="float">
            <text:p>1,310531</text:p>
          </table:table-cell>
          <table:table-cell office:value-type="float" office:value="1.319988" calcext:value-type="float">
            <text:p>1,319988</text:p>
          </table:table-cell>
          <table:table-cell office:value-type="float" office:value="1.315227" calcext:value-type="float">
            <text:p>1,315227</text:p>
          </table:table-cell>
          <table:table-cell office:value-type="float" office:value="1.31385" calcext:value-type="float">
            <text:p>1,31385</text:p>
          </table:table-cell>
          <table:table-cell office:value-type="float" office:value="1.313605" calcext:value-type="float">
            <text:p>1,313605</text:p>
          </table:table-cell>
          <table:table-cell office:value-type="float" office:value="1.33186" calcext:value-type="float">
            <text:p>1,33186</text:p>
          </table:table-cell>
          <table:table-cell office:value-type="float" office:value="1.313558" calcext:value-type="float">
            <text:p>1,313558</text:p>
          </table:table-cell>
          <table:table-cell table:formula="of:=AVERAGE([.B61:.K61])" office:value-type="float" office:value="1.3217331" calcext:value-type="float">
            <text:p>1,3217331</text:p>
          </table:table-cell>
          <table:table-cell table:formula="of:=SQRT(DEVSQ([.B61:.K61])/90)" office:value-type="float" office:value="0.00413877769516556" calcext:value-type="float">
            <text:p>0,004138777695166</text:p>
          </table:table-cell>
          <table:table-cell table:formula="of:=100*[.M61]/[.L61]" office:value-type="float" office:value="0.313132635867677" calcext:value-type="float">
            <text:p>0,313132635867677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.324256" calcext:value-type="float">
            <text:p>5,324256</text:p>
          </table:table-cell>
          <table:table-cell office:value-type="float" office:value="5.408438" calcext:value-type="float">
            <text:p>5,408438</text:p>
          </table:table-cell>
          <table:table-cell office:value-type="float" office:value="5.477981" calcext:value-type="float">
            <text:p>5,477981</text:p>
          </table:table-cell>
          <table:table-cell office:value-type="float" office:value="5.463513" calcext:value-type="float">
            <text:p>5,463513</text:p>
          </table:table-cell>
          <table:table-cell office:value-type="float" office:value="5.489372" calcext:value-type="float">
            <text:p>5,489372</text:p>
          </table:table-cell>
          <table:table-cell office:value-type="float" office:value="5.448233" calcext:value-type="float">
            <text:p>5,448233</text:p>
          </table:table-cell>
          <table:table-cell office:value-type="float" office:value="5.394318" calcext:value-type="float">
            <text:p>5,394318</text:p>
          </table:table-cell>
          <table:table-cell office:value-type="float" office:value="5.450033" calcext:value-type="float">
            <text:p>5,450033</text:p>
          </table:table-cell>
          <table:table-cell office:value-type="float" office:value="5.456595" calcext:value-type="float">
            <text:p>5,456595</text:p>
          </table:table-cell>
          <table:table-cell office:value-type="float" office:value="5.415225" calcext:value-type="float">
            <text:p>5,415225</text:p>
          </table:table-cell>
          <table:table-cell table:formula="of:=AVERAGE([.B62:.K62])" office:value-type="float" office:value="5.4327964" calcext:value-type="float">
            <text:p>5,4327964</text:p>
          </table:table-cell>
          <table:table-cell table:formula="of:=SQRT(DEVSQ([.B62:.K62])/90)" office:value-type="float" office:value="0.0154385556018402" calcext:value-type="float">
            <text:p>0,01543855560184</text:p>
          </table:table-cell>
          <table:table-cell table:formula="of:=100*[.M62]/[.L62]" office:value-type="float" office:value="0.284173277721952" calcext:value-type="float">
            <text:p>0,28417327772195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1.780176" calcext:value-type="float">
            <text:p>21,780176</text:p>
          </table:table-cell>
          <table:table-cell office:value-type="float" office:value="22.657057" calcext:value-type="float">
            <text:p>22,657057</text:p>
          </table:table-cell>
          <table:table-cell office:value-type="float" office:value="21.656679" calcext:value-type="float">
            <text:p>21,656679</text:p>
          </table:table-cell>
          <table:table-cell office:value-type="float" office:value="21.555466" calcext:value-type="float">
            <text:p>21,555466</text:p>
          </table:table-cell>
          <table:table-cell office:value-type="float" office:value="21.593183" calcext:value-type="float">
            <text:p>21,593183</text:p>
          </table:table-cell>
          <table:table-cell office:value-type="float" office:value="21.861754" calcext:value-type="float">
            <text:p>21,861754</text:p>
          </table:table-cell>
          <table:table-cell office:value-type="float" office:value="22.323268" calcext:value-type="float">
            <text:p>22,323268</text:p>
          </table:table-cell>
          <table:table-cell office:value-type="float" office:value="21.805736" calcext:value-type="float">
            <text:p>21,805736</text:p>
          </table:table-cell>
          <table:table-cell office:value-type="float" office:value="22.490579" calcext:value-type="float">
            <text:p>22,490579</text:p>
          </table:table-cell>
          <table:table-cell office:value-type="float" office:value="21.678357" calcext:value-type="float">
            <text:p>21,678357</text:p>
          </table:table-cell>
          <table:table-cell table:formula="of:=AVERAGE([.B63:.K63])" office:value-type="float" office:value="21.9402255" calcext:value-type="float">
            <text:p>21,9402255</text:p>
          </table:table-cell>
          <table:table-cell table:formula="of:=SQRT(DEVSQ([.B63:.K63])/90)" office:value-type="float" office:value="0.12608511561351" calcext:value-type="float">
            <text:p>0,12608511561351</text:p>
          </table:table-cell>
          <table:table-cell table:formula="of:=100*[.M63]/[.L63]" office:value-type="float" office:value="0.574675568459906" calcext:value-type="float">
            <text:p>0,57467556845990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85.949844" calcext:value-type="float">
            <text:p>85,949844</text:p>
          </table:table-cell>
          <table:table-cell office:value-type="float" office:value="86.341025" calcext:value-type="float">
            <text:p>86,341025</text:p>
          </table:table-cell>
          <table:table-cell office:value-type="float" office:value="87.204262" calcext:value-type="float">
            <text:p>87,204262</text:p>
          </table:table-cell>
          <table:table-cell office:value-type="float" office:value="87.918749" calcext:value-type="float">
            <text:p>87,918749</text:p>
          </table:table-cell>
          <table:table-cell office:value-type="float" office:value="87.103902" calcext:value-type="float">
            <text:p>87,103902</text:p>
          </table:table-cell>
          <table:table-cell office:value-type="float" office:value="86.961455" calcext:value-type="float">
            <text:p>86,961455</text:p>
          </table:table-cell>
          <table:table-cell office:value-type="float" office:value="86.52371" calcext:value-type="float">
            <text:p>86,52371</text:p>
          </table:table-cell>
          <table:table-cell office:value-type="float" office:value="86.86616" calcext:value-type="float">
            <text:p>86,86616</text:p>
          </table:table-cell>
          <table:table-cell office:value-type="float" office:value="88.285896" calcext:value-type="float">
            <text:p>88,285896</text:p>
          </table:table-cell>
          <table:table-cell office:value-type="float" office:value="87.717275" calcext:value-type="float">
            <text:p>87,717275</text:p>
          </table:table-cell>
          <table:table-cell table:formula="of:=AVERAGE([.B64:.K64])" office:value-type="float" office:value="87.0872278" calcext:value-type="float">
            <text:p>87,0872278</text:p>
          </table:table-cell>
          <table:table-cell table:formula="of:=SQRT(DEVSQ([.B64:.K64])/90)" office:value-type="float" office:value="0.23026241248839" calcext:value-type="float">
            <text:p>0,23026241248839</text:p>
          </table:table-cell>
          <table:table-cell table:formula="of:=100*[.M64]/[.L64]" office:value-type="float" office:value="0.264404342984942" calcext:value-type="float">
            <text:p>0,26440434298494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43.034689" calcext:value-type="float">
            <text:p>343,034689</text:p>
          </table:table-cell>
          <table:table-cell office:value-type="float" office:value="358.791797" calcext:value-type="float">
            <text:p>358,791797</text:p>
          </table:table-cell>
          <table:table-cell office:value-type="float" office:value="346.334704" calcext:value-type="float">
            <text:p>346,334704</text:p>
          </table:table-cell>
          <table:table-cell office:value-type="float" office:value="354.668124" calcext:value-type="float">
            <text:p>354,668124</text:p>
          </table:table-cell>
          <table:table-cell office:value-type="float" office:value="366.858207" calcext:value-type="float">
            <text:p>366,858207</text:p>
          </table:table-cell>
          <table:table-cell office:value-type="float" office:value="360.140531" calcext:value-type="float">
            <text:p>360,140531</text:p>
          </table:table-cell>
          <table:table-cell office:value-type="float" office:value="361.00545" calcext:value-type="float">
            <text:p>361,00545</text:p>
          </table:table-cell>
          <table:table-cell office:value-type="float" office:value="360.703972" calcext:value-type="float">
            <text:p>360,703972</text:p>
          </table:table-cell>
          <table:table-cell office:value-type="float" office:value="369.219416" calcext:value-type="float">
            <text:p>369,219416</text:p>
          </table:table-cell>
          <table:table-cell office:value-type="float" office:value="369.912412" calcext:value-type="float">
            <text:p>369,912412</text:p>
          </table:table-cell>
          <table:table-cell table:formula="of:=AVERAGE([.B65:.K65])" office:value-type="float" office:value="359.0669302" calcext:value-type="float">
            <text:p>359,0669302</text:p>
          </table:table-cell>
          <table:table-cell table:formula="of:=SQRT(DEVSQ([.B65:.K65])/90)" office:value-type="float" office:value="2.84323633535428" calcext:value-type="float">
            <text:p>2,84323633535428</text:p>
          </table:table-cell>
          <table:table-cell table:formula="of:=100*[.M65]/[.L65]" office:value-type="float" office:value="0.791840210339226" calcext:value-type="float">
            <text:p>0,79184021033922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423.221188" calcext:value-type="float">
            <text:p>1423,221188</text:p>
          </table:table-cell>
          <table:table-cell office:value-type="float" office:value="1475.699304" calcext:value-type="float">
            <text:p>1475,699304</text:p>
          </table:table-cell>
          <table:table-cell office:value-type="float" office:value="1474.733503" calcext:value-type="float">
            <text:p>1474,733503</text:p>
          </table:table-cell>
          <table:table-cell office:value-type="float" office:value="1489.552366" calcext:value-type="float">
            <text:p>1489,552366</text:p>
          </table:table-cell>
          <table:table-cell office:value-type="float" office:value="1478.748352" calcext:value-type="float">
            <text:p>1478,748352</text:p>
          </table:table-cell>
          <table:table-cell office:value-type="float" office:value="1486.203228" calcext:value-type="float">
            <text:p>1486,203228</text:p>
          </table:table-cell>
          <table:table-cell office:value-type="float" office:value="1480.582751" calcext:value-type="float">
            <text:p>1480,582751</text:p>
          </table:table-cell>
          <table:table-cell office:value-type="float" office:value="1457.375443" calcext:value-type="float">
            <text:p>1457,375443</text:p>
          </table:table-cell>
          <table:table-cell office:value-type="float" office:value="1454.815667" calcext:value-type="float">
            <text:p>1454,815667</text:p>
          </table:table-cell>
          <table:table-cell office:value-type="float" office:value="1427.4482" calcext:value-type="float">
            <text:p>1427,4482</text:p>
          </table:table-cell>
          <table:table-cell table:formula="of:=AVERAGE([.B66:.K66])" office:value-type="float" office:value="1464.8380002" calcext:value-type="float">
            <text:p>1464,8380002</text:p>
          </table:table-cell>
          <table:table-cell table:formula="of:=SQRT(DEVSQ([.B66:.K66])/90)" office:value-type="float" office:value="7.46149369624381" calcext:value-type="float">
            <text:p>7,46149369624381</text:p>
          </table:table-cell>
          <table:table-cell table:formula="of:=100*[.M66]/[.L66]" office:value-type="float" office:value="0.509373302387367" calcext:value-type="float">
            <text:p>0,50937330238736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837.128633" calcext:value-type="float">
            <text:p>5837,128633</text:p>
          </table:table-cell>
          <table:table-cell office:value-type="float" office:value="5969.597644" calcext:value-type="float">
            <text:p>5969,597644</text:p>
          </table:table-cell>
          <table:table-cell office:value-type="float" office:value="6023.045752" calcext:value-type="float">
            <text:p>6023,045752</text:p>
          </table:table-cell>
          <table:table-cell office:value-type="float" office:value="5845.357506" calcext:value-type="float">
            <text:p>5845,357506</text:p>
          </table:table-cell>
          <table:table-cell office:value-type="float" office:value="5784.463122" calcext:value-type="float">
            <text:p>5784,463122</text:p>
          </table:table-cell>
          <table:table-cell office:value-type="float" office:value="5855.624013" calcext:value-type="float">
            <text:p>5855,624013</text:p>
          </table:table-cell>
          <table:table-cell office:value-type="float" office:value="5865.56006" calcext:value-type="float">
            <text:p>5865,56006</text:p>
          </table:table-cell>
          <table:table-cell table:number-columns-repeated="3"/>
          <table:table-cell table:formula="of:=AVERAGE([.B67:.H67])" office:value-type="float" office:value="5882.96810428571" calcext:value-type="float">
            <text:p>5882,96810428571</text:p>
          </table:table-cell>
          <table:table-cell table:formula="of:=SQRT(DEVSQ([.B67:.H67])/42)" office:value-type="float" office:value="31.3946498477518" calcext:value-type="float">
            <text:p>31,3946498477518</text:p>
          </table:table-cell>
          <table:table-cell table:formula="of:=100*[.M67]/[.L67]" office:value-type="float" office:value="0.533653239168183" calcext:value-type="float">
            <text:p>0,533653239168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8T14:27:05.421677360</dc:date>
    <meta:editing-duration>PT6M43S</meta:editing-duration>
    <meta:editing-cycles>2</meta:editing-cycles>
    <meta:generator>LibreOffice/6.0.7.3$Linux_X86_64 LibreOffice_project/00m0$Build-3</meta:generator>
    <meta:document-statistic meta:table-count="1" meta:cell-count="883" meta:object-count="0"/>
  </office:meta>
</office:document-meta>
</file>